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0.14pt"/>
    </style:style>
    <style:style style:name="co3" style:family="table-column">
      <style:table-column-properties fo:break-before="auto" style:column-width="134.96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112.76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101.59pt"/>
    </style:style>
    <style:style style:name="co9" style:family="table-column">
      <style:table-column-properties fo:break-before="auto" style:column-width="157.95pt"/>
    </style:style>
    <style:style style:name="co10" style:family="table-column">
      <style:table-column-properties fo:break-before="auto" style:column-width="98.39pt"/>
    </style:style>
    <style:style style:name="co11" style:family="table-column">
      <style:table-column-properties fo:break-before="auto" style:column-width="164.3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61.09pt"/>
    </style:style>
    <style:style style:name="co14" style:family="table-column">
      <style:table-column-properties fo:break-before="auto" style:column-width="142.84pt"/>
    </style:style>
    <style:style style:name="co15" style:family="table-column">
      <style:table-column-properties fo:break-before="auto" style:column-width="149.24pt"/>
    </style:style>
    <style:style style:name="co16" style:family="table-column">
      <style:table-column-properties fo:break-before="auto" style:column-width="167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Number_20_of_20_Papers">
      <style:table-properties table:display="true" style:writing-mode="lr-tb"/>
    </style:style>
    <style:style style:name="ta3" style:family="table" style:master-page-name="PageStyle_5f_Type_20_of_20_Participants">
      <style:table-properties table:display="true" style:writing-mode="lr-tb"/>
    </style:style>
    <style:style style:name="ta4" style:family="table" style:master-page-name="PageStyle_5f_Domains">
      <style:table-properties table:display="true" style:writing-mode="lr-tb"/>
    </style:style>
    <style:style style:name="ta5" style:family="table" style:master-page-name="PageStyle_5f_AI_20_Types">
      <style:table-properties table:display="true" style:writing-mode="lr-tb"/>
    </style:style>
    <style:style style:name="ta6" style:family="table" style:master-page-name="PageStyle_5f_MethodsOfStudi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ni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ber of Publications</text:p>
          </table:table-cell>
          <table:table-cell table:style-name="ce1" office:value-type="string" calcext:value-type="string">
            <text:p>Companies reporting their experiences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oogle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witter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kedIn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soft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azon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cebook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6D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nterest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irBnb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ibaba Group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iteo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tflix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eClass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msung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rviceNow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dmüller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utub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land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Companies.F39" table:end-x="52.24pt" table:end-y="5.22pt" draw:z-index="0" draw:name="Chart 1" draw:style-name="gr1" draw:text-style-name="P1" svg:width="449.97pt" svg:height="278.22pt" svg:x="3pt" svg:y="10.49pt">
              <draw:object draw:notify-on-update-of-ranges="Companies.B2:Companies.B19 Companies.A1:Companies.A1 Companies.A2:Companies.A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mber of Papers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xcluded</text:p>
          </table:table-cell>
          <table:table-cell table:style-name="ce1" office:value-type="string" calcext:value-type="string">
            <text:p>Includ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rch with string and deduplication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owballing first Iteration</text:p>
          </table:table-cell>
          <table:table-cell table:style-name="ce2" table:formula="of:=37+31+23+8+25+22+47+14+31+8+8+9+16+4" office:value-type="float" office:value="283" calcext:value-type="float">
            <text:p>283</text:p>
          </table:table-cell>
          <table:table-cell table:style-name="ce2" table:formula="of:=283-19" office:value-type="float" office:value="264" calcext:value-type="float">
            <text:p>26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owballing second Iteration</text:p>
          </table:table-cell>
          <table:table-cell table:style-name="ce2" table:formula="of:=38+18+17+220+21+26+40+1+50+1+14+52+16+17+117+20+3+49+203+24+23+20+41+25+10+1+40+3+2+42+66+40+42+11+22+1+35" office:value-type="float" office:value="1371" calcext:value-type="float">
            <text:p>1371</text:p>
          </table:table-cell>
          <table:table-cell table:style-name="ce1" office:value-type="float" office:value="1349" calcext:value-type="float">
            <text:p>134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owballing third Iteration</text:p>
          </table:table-cell>
          <table:table-cell table:style-name="ce2" table:formula="of:=171+52+250+34+65+84+40+113+45+28+16+75+16+40+7+28+55+10+3+19+21+45+63+2+30+250+31+35+31+20+26+27+26+128+32+33+250+115+4" office:value-type="float" office:value="2320" calcext:value-type="float">
            <text:p>2320</text:p>
          </table:table-cell>
          <table:table-cell table:style-name="ce1" office:value-type="float" office:value="2314" calcext:value-type="float">
            <text:p>231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 total</text:p>
          </table:table-cell>
          <table:table-cell table:style-name="ce2" table:formula="of:=SUM([.B2:.B5])" office:value-type="float" office:value="4160" calcext:value-type="float">
            <text:p>4160</text:p>
          </table:table-cell>
          <table:table-cell table:style-name="ce2" table:formula="of:=SUM([.C2:.C5])" office:value-type="float" office:value="4105" calcext:value-type="float">
            <text:p>4105</text:p>
          </table:table-cell>
          <table:table-cell table:style-name="ce2" table:formula="of:=SUM([.D2:.D5])" office:value-type="float" office:value="55" calcext:value-type="float">
            <text:p>55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Number of Papers'.E35" table:end-x="29.4pt" table:end-y="5.24pt" draw:z-index="0" draw:name="Chart 2" draw:style-name="gr1" draw:text-style-name="P1" svg:width="449.97pt" svg:height="404.99pt" svg:x="0pt" svg:y="9.75pt">
              <draw:object draw:notify-on-update-of-ranges="'Number of Papers'.A2:'Number of Papers'.A6 'Number of Papers'.C1:'Number of Papers'.C1 'Number of Papers'.C2:'Number of Papers'.C6 'Number of Papers'.D1:'Number of Papers'.D1 'Number of Papers'.D2:'Number of Papers'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 of Participants" table:style-name="ta3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 of Participants</text:p>
          </table:table-cell>
          <table:table-cell table:style-name="ce1" office:value-type="string" calcext:value-type="string">
            <text:p>Number of Publication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from a workshop on software engieer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ine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ftware engineer (1)</text:p>
          </table:table-cell>
          <table:table-cell table:style-name="ce1" office:value-type="string" calcext:value-type="string">
            <text:p>Data engineer(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searche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age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 Scientis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actitione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aders of teams</text:p>
          </table:table-cell>
          <table:table-cell table:number-columns-repeated="1021"/>
        </table:table-row>
        <table:table-row table:style-name="ro2">
          <table:table-cell>
            <draw:frame table:end-cell-address="'Type of Participants'.E28" table:end-x="7.09pt" table:end-y="7.48pt" draw:z-index="0" draw:name="Chart 3" draw:style-name="gr1" draw:text-style-name="P1" svg:width="449.97pt" svg:height="278.22pt" svg:x="0pt" svg:y="12.76pt">
              <draw:object draw:notify-on-update-of-ranges="'Type of Participants'.A2:'Type of Participants'.A9 'Type of Participants'.B1:'Type of Participants'.B1 'Type of Participants'.B2:'Type of Participants'.B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mains" table:style-name="ta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omains analyzed</text:p>
          </table:table-cell>
          <table:table-cell table:style-name="ce1" office:value-type="string" calcext:value-type="string">
            <text:p>Number of Publication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ftware/IT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motiv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Shoppin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ertisement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mated vehicl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rpri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hi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lth Informatic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ketin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lec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Domains.E34" table:end-x="27.5pt" table:end-y="11.99pt" draw:z-index="0" draw:name="Chart 4" draw:style-name="gr1" draw:text-style-name="P1" svg:width="441.72pt" svg:height="336.73pt" svg:x="0pt" svg:y="6.01pt">
              <draw:object draw:notify-on-update-of-ranges="Domains.A2:Domains.A11 Domains.B1:Domains.B1 Domains.B2:Domains.B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 Types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I types analyzed</text:p>
          </table:table-cell>
          <table:table-cell table:style-name="ce1" office:value-type="string" calcext:value-type="string">
            <text:p>Number of Publication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chine Learning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 Learnin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ificial Intelligenc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 Mining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ph-based learning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ustrial analytic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-scale learnin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kin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AI Types'.F34" table:end-x="49.24pt" table:end-y="5.98pt" draw:z-index="0" draw:name="Chart 5" draw:style-name="gr1" draw:text-style-name="P1" svg:width="449.97pt" svg:height="365.98pt" svg:x="0pt" svg:y="2.24pt">
              <draw:object draw:notify-on-update-of-ranges="'AI Types'.A2:'AI Types'.A9 'AI Types'.B1:'AI Types'.B1 'AI Types'.B2:'AI Types'.B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hodsOfStudies" table:style-name="ta6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ethods used in the studies</text:p>
          </table:table-cell>
          <table:table-cell table:style-name="ce1" office:value-type="string" calcext:value-type="string">
            <text:p>Number of Publication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 report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mi-structured interview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ve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rsonal opinion survey</text:p>
          </table:table-cell>
          <table:table-cell table:style-name="ce1" office:value-type="string" calcext:value-type="string">
            <text:p>Survey of Q&amp;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cus Group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view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7; 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e stud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y analyz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alysis of three platforms (1)</text:p>
          </table:table-cell>
          <table:table-cell table:style-name="ce1" office:value-type="string" calcext:value-type="string">
            <text:p>Qualitative analysis (1)</text:p>
          </table:table-cell>
          <table:table-cell table:style-name="ce1" office:value-type="string" calcext:value-type="string">
            <text:p>Authors picked 3 big systems (1)</text:p>
          </table:table-cell>
          <table:table-cell table:style-name="ce1" office:value-type="string" calcext:value-type="string">
            <text:p>Analysis of StackOverflow(1)</text:p>
          </table:table-cell>
          <table:table-cell table:style-name="ce1" office:value-type="string" calcext:value-type="string">
            <text:p>Make experiments with the (1)</text:p>
          </table:table-cell>
          <table:table-cell table:style-name="ce1" office:value-type="string" calcext:value-type="string">
            <text:p>Analysis of StackOverflow and (1)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ethodsOfStudies.D37" table:end-x="36.85pt" table:end-y="2.21pt" draw:z-index="0" draw:name="Chart 6" draw:style-name="gr1" draw:text-style-name="P1" svg:width="449.97pt" svg:height="419.22pt" svg:x="7.51pt" svg:y="8.25pt">
              <draw:object draw:notify-on-update-of-ranges="MethodsOfStudies.A2:MethodsOfStudies.A8 MethodsOfStudies.B1:MethodsOfStudies.B1 MethodsOfStudies.B2:MethodsOfStudies.B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_20_of_20_Papers" style:display-name="PageStyle_Number of Pap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20_of_20_Participants" style:display-name="PageStyle_Type of 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ains" style:display-name="PageStyle_Doma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_20_Types" style:display-name="PageStyle_AI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hodsOfStudies" style:display-name="PageStyle_MethodsOfStud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50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99999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Companies.A2:Companies.B19 Companies.A1:Companies.A1" chart:data-source-has-labels="both" svg:x="1.377cm" svg:y="0.196cm" svg:width="14.181cm" svg:height="8.394cm">
          <chartooo:coordinate-region svg:x="1.902cm" svg:y="0.196cm" svg:width="13.656cm" svg:height="6.281cm"/>
          <chart:axis chart:dimension="x" chart:name="primary-x" chart:style-name="ch3" chartooo:axis-type="text">
            <chart:title svg:x="5.466cm" svg:y="8.787cm" chart:style-name="ch4">
              <text:p>Companies reporting their experiences</text:p>
            </chart:title>
            <chart:categories table:cell-range-address="Companies.B2:Companies.B19"/>
          </chart:axis>
          <chart:axis chart:dimension="y" chart:name="primary-y" chart:style-name="ch5">
            <chart:title svg:x="0.451cm" svg:y="6.217cm" chart:style-name="ch6">
              <text:p>Number of publications</text:p>
            </chart:title>
            <chart:grid chart:style-name="ch7" chart:class="major"/>
          </chart:axis>
          <chart:series chart:style-name="ch8" chart:values-cell-range-address="Companies.A2:Companies.A19" chart:label-cell-address="Companies.A1:Companies.A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ublications</text:p>
                <draw:g>
                  <svg:desc>Companies.A1:Companie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oogle</text:p>
                <draw:g>
                  <svg:desc>Companies.B2:Companies.B19</svg:desc>
                </draw:g>
              </table:table-cell>
              <table:table-cell office:value-type="float" office:value="5">
                <text:p>5</text:p>
                <draw:g>
                  <svg:desc>Companies.A2:Companies.A19</svg:desc>
                </draw:g>
              </table:table-cell>
            </table:table-row>
            <table:table-row>
              <table:table-cell office:value-type="string">
                <text:p>Twitt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nkedI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6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ntere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irBn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ibaba Gro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ite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fli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Cla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eNo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idmüll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land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d9d9d9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66666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4.288cm" xlink:href=".." xlink:type="simple" chart:class="chart:bar" chart:style-name="ch1">
        <chart:legend chart:legend-position="end" svg:x="13.691cm" svg:y="6.596cm" style:legend-expansion="high" chart:style-name="ch2"/>
        <chart:plot-area chart:style-name="ch3" table:cell-range-address="'Number of Papers'.A2:'Number of Papers'.A6 'Number of Papers'.C1:'Number of Papers'.D6" chart:data-source-has-labels="both" svg:x="0.317cm" svg:y="0.285cm" svg:width="13.057cm" svg:height="12.688cm">
          <chartooo:coordinate-region svg:x="3.276cm" svg:y="0.285cm" svg:width="10.076cm" svg:height="8.199cm"/>
          <chart:axis chart:dimension="x" chart:name="primary-x" chart:style-name="ch4" chartooo:axis-type="text">
            <chart:title svg:x="6.291cm" svg:y="13.259cm" chart:style-name="ch5">
              <text:p>Phase</text:p>
            </chart:title>
            <chart:categories table:cell-range-address="'Number of Papers'.A2:'Number of Papers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umber of Papers'.C2:'Number of Papers'.C6" chart:label-cell-address="'Number of Papers'.C1:'Number of Papers'.C1" chart:class="chart:bar">
            <chart:data-point chart:repeated="5"/>
          </chart:series>
          <chart:series chart:style-name="ch9" chart:values-cell-range-address="'Number of Papers'.D2:'Number of Papers'.D6" chart:label-cell-address="'Number of Papers'.D1:'Number of Papers'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luded</text:p>
                <draw:g>
                  <svg:desc>'Number of Papers'.C1:'Number of Papers'.C1</svg:desc>
                </draw:g>
              </table:table-cell>
              <table:table-cell office:value-type="string">
                <text:p>Included</text:p>
                <draw:g>
                  <svg:desc>'Number of Papers'.D1:'Number of Paper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arch with string and deduplication</text:p>
                <draw:g>
                  <svg:desc>'Number of Papers'.A2:'Number of Papers'.A6</svg:desc>
                </draw:g>
              </table:table-cell>
              <table:table-cell office:value-type="float" office:value="178">
                <text:p>178</text:p>
                <draw:g>
                  <svg:desc>'Number of Papers'.C2:'Number of Papers'.C6</svg:desc>
                </draw:g>
              </table:table-cell>
              <table:table-cell office:value-type="float" office:value="8">
                <text:p>8</text:p>
                <draw:g>
                  <svg:desc>'Number of Papers'.D2:'Number of Papers'.D6</svg:desc>
                </draw:g>
              </table:table-cell>
            </table:table-row>
            <table:table-row>
              <table:table-cell office:value-type="string">
                <text:p>Snowballing first Iteration</text:p>
              </table:table-cell>
              <table:table-cell office:value-type="float" office:value="264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nowballing second Iteration</text:p>
              </table:table-cell>
              <table:table-cell office:value-type="float" office:value="1349">
                <text:p>1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nowballing third Iteration</text:p>
              </table:table-cell>
              <table:table-cell office:value-type="float" office:value="2314">
                <text:p>2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 total</text:p>
              </table:table-cell>
              <table:table-cell office:value-type="float" office:value="4105">
                <text:p>410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99999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95cm" svg:y="2.866cm" style:legend-expansion="high" chart:style-name="ch2"/>
        <chart:plot-area chart:style-name="ch3" table:cell-range-address="'Type of Participants'.A1:'Type of Participants'.B9" chart:data-source-has-labels="both" svg:x="1.377cm" svg:y="0.196cm" svg:width="11.256cm" svg:height="8.394cm">
          <chartooo:coordinate-region svg:x="1.92cm" svg:y="0.196cm" svg:width="10.713cm" svg:height="6.281cm"/>
          <chart:axis chart:dimension="x" chart:name="primary-x" chart:style-name="ch4" chartooo:axis-type="text">
            <chart:title svg:x="5.419cm" svg:y="8.787cm" chart:style-name="ch5">
              <text:p>Type of participants</text:p>
            </chart:title>
            <chart:categories table:cell-range-address="'Type of Participants'.A2:'Type of Participants'.A9"/>
          </chart:axis>
          <chart:axis chart:dimension="y" chart:name="primary-y" chart:style-name="ch6">
            <chart:title svg:x="0.451cm" svg:y="6.217cm" chart:style-name="ch7">
              <text:p>Number of publications</text:p>
            </chart:title>
            <chart:grid chart:style-name="ch8" chart:class="major"/>
          </chart:axis>
          <chart:series chart:style-name="ch9" chart:values-cell-range-address="'Type of Participants'.B2:'Type of Participants'.B9" chart:label-cell-address="'Type of Participants'.B1:'Type of Participants'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ublications</text:p>
                <draw:g>
                  <svg:desc>'Type of Participants'.B1:'Type of Participa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eloper</text:p>
                <draw:g>
                  <svg:desc>'Type of Participants'.A2:'Type of Participants'.A9</svg:desc>
                </draw:g>
              </table:table-cell>
              <table:table-cell office:value-type="float" office:value="6">
                <text:p>6</text:p>
                <draw:g>
                  <svg:desc>'Type of Participants'.B2:'Type of Participants'.B9</svg:desc>
                </draw:g>
              </table:table-cell>
            </table:table-row>
            <table:table-row>
              <table:table-cell office:value-type="string">
                <text:p>Engine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search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ta Scienti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actition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7b7b7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15.584cm" svg:height="11.88cm" xlink:href=".." xlink:type="simple" chart:class="chart:bar" chart:style-name="ch1">
        <chart:plot-area chart:style-name="ch2" table:cell-range-address="Domains.A1:Domains.B11" chart:data-source-has-labels="both" svg:x="1.371cm" svg:y="0.237cm" svg:width="13.902cm" svg:height="10.376cm">
          <chartooo:coordinate-region svg:x="2.096cm" svg:y="0.237cm" svg:width="13.177cm" svg:height="7.645cm"/>
          <chart:axis chart:dimension="x" chart:name="primary-x" chart:style-name="ch3" chartooo:axis-type="text">
            <chart:title svg:x="6.842cm" svg:y="10.851cm" chart:style-name="ch4">
              <text:p>Domains analyzed</text:p>
            </chart:title>
            <chart:categories table:cell-range-address="Domains.A2:Domains.A11"/>
          </chart:axis>
          <chart:axis chart:dimension="y" chart:name="primary-y" chart:style-name="ch5">
            <chart:title svg:x="0.451cm" svg:y="7.249cm" chart:style-name="ch6">
              <text:p>Number of publications</text:p>
            </chart:title>
            <chart:grid chart:style-name="ch7" chart:class="major"/>
          </chart:axis>
          <chart:series chart:style-name="ch8" chart:values-cell-range-address="Domains.B2:Domains.B11" chart:label-cell-address="Domains.B1:Domains.B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ublications</text:p>
                <draw:g>
                  <svg:desc>Domains.B1:Domai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ftware/IT</text:p>
                <draw:g>
                  <svg:desc>Domains.A2:Domains.A11</svg:desc>
                </draw:g>
              </table:table-cell>
              <table:table-cell office:value-type="float" office:value="47">
                <text:p>47</text:p>
                <draw:g>
                  <svg:desc>Domains.B2:Domains.B11</svg:desc>
                </draw:g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ertiseme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ted vehic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terpri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alth Informat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7b7b7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875cm" svg:height="12.912cm" xlink:href=".." xlink:type="simple" chart:class="chart:bar" chart:style-name="ch1">
        <chart:plot-area chart:style-name="ch2" table:cell-range-address="'AI Types'.A1:'AI Types'.B9" chart:data-source-has-labels="both" svg:x="1.377cm" svg:y="0.258cm" svg:width="14.181cm" svg:height="11.366cm">
          <chartooo:coordinate-region svg:x="2.572cm" svg:y="0.258cm" svg:width="12.986cm" svg:height="8.486cm"/>
          <chart:axis chart:dimension="x" chart:name="primary-x" chart:style-name="ch3" chartooo:axis-type="text">
            <chart:title svg:x="7.014cm" svg:y="11.883cm" chart:style-name="ch4">
              <text:p>AI types analyzed</text:p>
            </chart:title>
            <chart:categories table:cell-range-address="'AI Types'.A2:'AI Types'.A9"/>
          </chart:axis>
          <chart:axis chart:dimension="y" chart:name="primary-y" chart:style-name="ch5">
            <chart:title svg:x="0.451cm" svg:y="7.765cm" chart:style-name="ch6">
              <text:p>Number of publications</text:p>
            </chart:title>
            <chart:grid chart:style-name="ch7" chart:class="major"/>
          </chart:axis>
          <chart:series chart:style-name="ch8" chart:values-cell-range-address="'AI Types'.B2:'AI Types'.B9" chart:label-cell-address="'AI Types'.B1:'AI Types'.B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ublications</text:p>
                <draw:g>
                  <svg:desc>'AI Types'.B1:'AI Typ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hine Learning</text:p>
                <draw:g>
                  <svg:desc>'AI Types'.A2:'AI Types'.A9</svg:desc>
                </draw:g>
              </table:table-cell>
              <table:table-cell office:value-type="float" office:value="37">
                <text:p>37</text:p>
                <draw:g>
                  <svg:desc>'AI Types'.B2:'AI Types'.B9</svg:desc>
                </draw:g>
              </table:table-cell>
            </table:table-row>
            <table:table-row>
              <table:table-cell office:value-type="string">
                <text:p>Deep Learnin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rtificial Intellige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ta Min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aph-based learn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dustrial analyt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rge-scale learn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k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7b7b7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875cm" svg:height="14.79cm" xlink:href=".." xlink:type="simple" chart:class="chart:bar" chart:style-name="ch1">
        <chart:legend chart:legend-position="end" svg:x="11.231cm" svg:y="5.602cm" style:legend-expansion="high" chart:style-name="ch2"/>
        <chart:plot-area chart:style-name="ch3" table:cell-range-address="MethodsOfStudies.A1:MethodsOfStudies.B8" chart:data-source-has-labels="both" svg:x="1.377cm" svg:y="0.295cm" svg:width="9.537cm" svg:height="13.17cm">
          <chartooo:coordinate-region svg:x="2.838cm" svg:y="0.295cm" svg:width="8.076cm" svg:height="9.84cm"/>
          <chart:axis chart:dimension="x" chart:name="primary-x" chart:style-name="ch4" chartooo:axis-type="text">
            <chart:title svg:x="3.911cm" svg:y="13.761cm" chart:style-name="ch5">
              <text:p>Methods used in the studies</text:p>
            </chart:title>
            <chart:categories table:cell-range-address="MethodsOfStudies.A2:MethodsOfStudies.A8"/>
          </chart:axis>
          <chart:axis chart:dimension="y" chart:name="primary-y" chart:style-name="ch6">
            <chart:title svg:x="0.451cm" svg:y="8.704cm" chart:style-name="ch7">
              <text:p>Number of publications</text:p>
            </chart:title>
            <chart:grid chart:style-name="ch8" chart:class="major"/>
          </chart:axis>
          <chart:series chart:style-name="ch9" chart:values-cell-range-address="MethodsOfStudies.B2:MethodsOfStudies.B8" chart:label-cell-address="MethodsOfStudies.B1:MethodsOfStudies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ublications</text:p>
                <draw:g>
                  <svg:desc>MethodsOfStudies.B1:MethodsOfStudi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erience report</text:p>
                <draw:g>
                  <svg:desc>MethodsOfStudies.A2:MethodsOfStudies.A8</svg:desc>
                </draw:g>
              </table:table-cell>
              <table:table-cell office:value-type="float" office:value="31">
                <text:p>31</text:p>
                <draw:g>
                  <svg:desc>MethodsOfStudies.B2:MethodsOfStudies.B8</svg:desc>
                </draw:g>
              </table:table-cell>
            </table:table-row>
            <table:table-row>
              <table:table-cell office:value-type="string">
                <text:p>Semi-structured interview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rve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ocus Group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terview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se stud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